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implemented Wall Follower and Person Following.</text:p>
      <text:p text:style-name="Standard"/>
      <text:p text:style-name="Standard">For Wall Follower, my goal was to read three measurements: directly in front of the neato, 90 degrees to its right and 90 degrees to its left. <text:s/>Although these angles are not ideal in accurately measuring where the neato is in comparison to the wall, <text:s/>they would serve the best to determine when the neato was parallel to the wall. <text:s/>My first method was to continuously store the scanner's values into variables that would later be used to determine the neato's behaviors. <text:s/>I used mostly if and else statements because I realized that it would be very difficult to exit for and while loops after the neato had reached the wall. <text:s/>The major problem was that once the neato had reached a meter in front of the wall, it would need to turn to position itself such that it could travel parallel to the wall. <text:s/>However, by turning away from the wall, the front reading would then change and prompt the neato to turn back to the wall. <text:s/>Thus, I decided that a while and for loop for this action would not be the best.</text:p>
      <text:p text:style-name="Standard"/>
      <text:p text:style-name="Standard">I nested two if statements. <text:s/>The first statement would position it a meter in front of the wall. <text:s/>The second if statement then oriented the robot and made it travel in a straight line endlessly. <text:s/>Although this method is not ideal for adapting to the environment, I could not proceed further due to the number of bugs I encountered while trying to implement this code. <text:s/>These bugs included being unable to access the scanner information fully. <text:s/>Although we wrote lines of code during class, I was unable to fully utilize and manipulate it to work for my project. <text:s/>Whenever I tried to change the code to learn how it worked, nothing appeared to change, indicating that I was not changing the correct variables even after I had changed everything.</text:p>
      <text:p text:style-name="Standard"/>
      <text:p text:style-name="Standard">For Person Following, I tweaked some of the previous code that we created in class. <text:s/>I attempted to widen the angels that the neato read so that it would be able to follow a large object with ease. <text:s/>However, I was unable to implement fine tuning aspects to the project meaning that if the object the neato was following strayed from a straight line, the neato would be unable to follow. <text:s/>This code simply tells the neato to follow an object that is a meter in front of it and to stop when it reaches that length. <text:s/>Given that I struggled so much with trying to implement this code as well, I was unable to try my hand at proportional control or at fine tuning the code to make it better and more advanced.</text:p>
      <text:p text:style-name="Standard"/>
      <text:p text:style-name="Standard">If I had more time, I would definitely try to implement the code successfully. <text:s/>At the moment, neither code moves the robot to do what it is told. <text:s/>As I stated earlier, I would also be interested in implementing proportional control and am disappointed that I was unable to reach that go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23:57:20</meta:creation-date>
    <dc:date>2014-09-20T00:09:11</dc:date>
    <meta:editing-duration>P0D</meta:editing-duration>
    <meta:editing-cycles>1</meta:editing-cycles>
    <meta:document-statistic meta:table-count="0" meta:image-count="0" meta:object-count="0" meta:page-count="1" meta:paragraph-count="5" meta:word-count="507" meta:character-count="2792" meta:non-whitespace-character-count="2271"/>
    <meta:generator>LibreOffice/3.5$Linux_X86_64 LibreOffice_project/350m1$Build-2</meta:generator>
  </office:meta>
</office:document-meta>
</file>